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Ua-2811">
            <text:p>Ua-2811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7820.0">
            <text:p>7820.0</text:p>
          </table:table-cell>
          <table:table-cell office:value-type="float" office:value="125.0">
            <text:p>125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7.4">
            <text:p>-17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YllEtal1994,YllEtal1999,VacchiEtal2018a">
            <text:p>YllEtal1994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0">
            <text:p>Poz-69460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200.0">
            <text:p>320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1">
            <text:p>Poz-69461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310.0">
            <text:p>3310.0</text:p>
          </table:table-cell>
          <table:table-cell office:value-type="float" office:value="50.0">
            <text:p>5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3">
            <text:p>Poz-69463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940.0">
            <text:p>394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Beta–80374-CAMS–18675">
            <text:p>Beta–80374-CAMS–18675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8550.0">
            <text:p>8550.0</text:p>
          </table:table-cell>
          <table:table-cell office:value-type="float" office:value="50.0">
            <text:p>5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1.7">
            <text:p>-21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ornosEtal1998,YllEtal1999,VacchiEtal2018a">
            <text:p>FornosEtal1998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Beta–80372-CAMS–18673">
            <text:p>Beta–80372-CAMS–18673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4940.0">
            <text:p>4940.0</text:p>
          </table:table-cell>
          <table:table-cell office:value-type="float" office:value="50.0">
            <text:p>5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7.6">
            <text:p>-7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ornosEtal1998,YllEtal1999,VacchiEtal2018a">
            <text:p>FornosEtal1998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Beta–80371-CAMS–18672">
            <text:p>Beta–80371-CAMS–18672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4090.0">
            <text:p>409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ornosEtal1998,YllEtal1999,VacchiEtal2018a">
            <text:p>FornosEtal1998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72249">
            <text:p>Poz-72249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1725.0">
            <text:p>1725.0</text:p>
          </table:table-cell>
          <table:table-cell office:value-type="float" office:value="30.0">
            <text:p>30.0</text:p>
          </table:table-cell>
          <table:table-cell office:value-type="string" office:value="freshwater snail">
            <text:p>freshwater snail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6">
            <text:p>-0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72248">
            <text:p>Poz-72248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1500.0">
            <text:p>150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72246bis">
            <text:p>Poz-72246bis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2425.0">
            <text:p>242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9">
            <text:p>Poz-69459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2095.0">
            <text:p>209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72246">
            <text:p>Poz-72246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5420.0">
            <text:p>542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541">
            <text:p>Poz-69541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600.0">
            <text:p>360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Beta-69334-ETH-11904">
            <text:p>Beta-69334-ETH-11904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6270.0">
            <text:p>6270.0</text:p>
          </table:table-cell>
          <table:table-cell office:value-type="float" office:value="70.0">
            <text:p>7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urjachsEtal1994,VacchiEtal2018a">
            <text:p>BurjachsEtal1994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5">
            <text:p>Poz-69465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475.0">
            <text:p>347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6">
            <text:p>Poz-69466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4730.0">
            <text:p>473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73">
            <text:p>Poz-69473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5060.0">
            <text:p>5060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7">
            <text:p>Poz-69467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5635.0">
            <text:p>563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72">
            <text:p>Poz-69472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4570.0">
            <text:p>4570.0</text:p>
          </table:table-cell>
          <table:table-cell office:value-type="float" office:value="30.0">
            <text:p>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70">
            <text:p>Poz-69470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4395.0">
            <text:p>439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67bis">
            <text:p>Poz-69467bis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5560.0">
            <text:p>556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Beta-69334-ETH-11904">
            <text:p>Beta-69334-ETH-11904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2440.0">
            <text:p>244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urjachsEtal1994,VacchiEtal2018a">
            <text:p>BurjachsEtal1994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7">
            <text:p>Poz-69457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4900.0">
            <text:p>490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8">
            <text:p>Poz-69458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2345.0">
            <text:p>234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6">
            <text:p>Poz-69456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975.0">
            <text:p>3975.0</text:p>
          </table:table-cell>
          <table:table-cell office:value-type="float" office:value="35.0">
            <text:p>3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5">
            <text:p>Poz-69455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670.0">
            <text:p>3670.0</text:p>
          </table:table-cell>
          <table:table-cell office:value-type="float" office:value="35.0">
            <text:p>3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4">
            <text:p>Poz-69454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475.0">
            <text:p>3475.0</text:p>
          </table:table-cell>
          <table:table-cell office:value-type="float" office:value="35.0">
            <text:p>3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453">
            <text:p>Poz-69453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510.0">
            <text:p>351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099">
            <text:p>Poz-69099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3395.0">
            <text:p>339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Poz-69098">
            <text:p>Poz-69098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1840.0">
            <text:p>184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iaimeEtal2017,VacchiEtal2018a">
            <text:p>GiaimeEtal2017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Ua-2810">
            <text:p>Ua-2810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7665.0">
            <text:p>7665.0</text:p>
          </table:table-cell>
          <table:table-cell office:value-type="float" office:value="125.0">
            <text:p>1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17.1">
            <text:p>-17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YllEtal1994,YllEtal1999,VacchiEtal2018a">
            <text:p>YllEtal1994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Ua-2732">
            <text:p>Ua-2732</text:p>
          </table:table-cell>
          <table:table-cell office:value-type="float" office:value="39.83">
            <text:p>39.83</text:p>
          </table:table-cell>
          <table:table-cell office:value-type="float" office:value="3.11">
            <text:p>3.11</text:p>
          </table:table-cell>
          <table:table-cell office:value-type="float" office:value="7060.0">
            <text:p>7060.0</text:p>
          </table:table-cell>
          <table:table-cell office:value-type="float" office:value="110.0">
            <text:p>11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">
            <text:p>-6.9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string" office:value="BurjachsEtal1994,VacchiEtal2018a">
            <text:p>BurjachsEtal1994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Ua-2730">
            <text:p>Ua-2730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8045.0">
            <text:p>8045.0</text:p>
          </table:table-cell>
          <table:table-cell office:value-type="float" office:value="135.0">
            <text:p>135.0</text:p>
          </table:table-cell>
          <table:table-cell office:value-type="string" office:value="Ostrea shell">
            <text:p>Ostrea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1.4">
            <text:p>-11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YllEtal1994,YllEtal1999,VacchiEtal2018a">
            <text:p>YllEtal1994,YllEtal1999,VacchiEtal2018a</text:p>
          </table:table-cell>
        </table:table-row>
        <table:table-row>
          <table:table-cell office:value-type="string" office:value="Balearic_Islands">
            <text:p>Balearic_Islands</text:p>
          </table:table-cell>
          <table:table-cell office:value-type="string" office:value="radiocarbon">
            <text:p>radiocarbon</text:p>
          </table:table-cell>
          <table:table-cell office:value-type="string" office:value="Ua-2729">
            <text:p>Ua-2729</text:p>
          </table:table-cell>
          <table:table-cell office:value-type="float" office:value="39.94">
            <text:p>39.94</text:p>
          </table:table-cell>
          <table:table-cell office:value-type="float" office:value="3.96">
            <text:p>3.96</text:p>
          </table:table-cell>
          <table:table-cell office:value-type="float" office:value="6680.0">
            <text:p>6680.0</text:p>
          </table:table-cell>
          <table:table-cell office:value-type="float" office:value="130.0">
            <text:p>1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YllEtal1994,YllEtal1999,VacchiEtal2018a">
            <text:p>YllEtal1994,YllEtal1999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